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0pt" fo:language="ru" fo:country="RU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196d1f" officeooo:paragraph-rsid="00196d1f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196d1f" officeooo:paragraph-rsid="00196d1f" style:font-size-asian="12.25pt" style:font-weight-asian="normal" style:font-size-complex="14pt" style:font-weight-complex="normal"/>
    </style:style>
    <style:style style:name="T1" style:family="text">
      <style:text-properties officeooo:rsid="00197f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спользование адресного пространства IPv4 и «правила хорошего тона»</text:p>
      <text:p text:style-name="P1"/>
      <text:p text:style-name="P2"><text:tab/>В настоящее время широко применяют практику последовательного <text:s/>деления адресного пространства. При этом возможны стратегии:</text:p>
      <text:p text:style-name="P2"><text:tab/>1. Новую подсеть включают в существующую большую подсеть.</text:p>
      <text:p text:style-name="P2"><text:tab/>2. Новую подсеть добавляют к существующей как смежную. <text:s/>Основная разница заключается в маршрутизации.</text:p>
      <text:p text:style-name="P2"><text:tab/>Первая стратегия целесообразна для разноранговых подсетей, вторая --</text:p>
      <text:p text:style-name="P2">одноранговых.</text:p>
      <text:p text:style-name="P2"><text:tab/>В любом случае желательно иметь резерв адресов.</text:p>
      <text:p text:style-name="P2"/>
      <text:p text:style-name="P2"><text:tab/>С учетом абстракции, типовая оконечная подсеть физически выражена <text:s/>как совокупность станций, подключенных к одной СрПД передачи данных <text:s/>(например, сегмент Ethernet).</text:p>
      <text:p text:style-name="P2"><text:tab/>В пределах подсети, переданный одной станцией пакет принимается (не <text:s/>обязательно обрабатываться) всеми остальными.</text:p>
      <text:p text:style-name="P2"><text:tab/>Чтобы попасть в другие подсети, пакет должен пройти соответствующие <text:s/>шлюзы.</text:p>
      <text:p text:style-name="P2"><text:tab/>В крайнем случае, подсеть может состоять как только из станций, так и <text:s/>только из шлюзов.</text:p>
      <text:p text:style-name="P2">«Правила хорошего тона»</text:p>
      <text:p text:style-name="P2"><text:tab/>Имеется несколько специальных соглашений в области IP-адресации:</text:p>
      <text:p text:style-name="P2"><text:tab/>0.0.0.0 -- так называемый Unspecified IPv4-адрес, формально адрес</text:p>
      <text:p text:style-name="P2">всей глобальной сети Internet, но имеет и другие смыслы, которые будут <text:s/>описаны в дальнейшем.</text:p>
      <text:p text:style-name="P2"><text:tab/>255.255.255.255 -- формально глобальный широковещательный</text:p>
      <text:p text:style-name="P2">адрес, но поскольку представляет большу'ю «опасность» уже давно <text:s/>интерпретируется как Limited Broadcast, то есть пакеты с такими адресами <text:s/>назначения должны «безоговорочно» подавляться шлюзами.</text:p>
      <text:p text:style-name="P2"><text:tab/>127.0.0.1 (как и любой адрес из диапазона 127.X.X.X) -- ассоциирован со</text:p>
      <text:p text:style-name="P2">специальным сетевым интерфейсом-заглушкой (loopback), необходимым для</text:p>
      <text:p text:style-name="P2">обеспечения переносимости ПО, то есть пакеты с такими адресами назначения,</text:p>
      <text:p text:style-name="P2">переданные приложениями, тут же программно возвращаются на прикладной уровень.</text:p>
      <text:p text:style-name="P2"><text:tab/><text:span text:style-name="T1">Так же по правилу хорошего тона на роутере должен быть только один шлюз по умолчанию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Times New Roman1" style:font-family-complex="'Times New Roman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Title_20_and_20_Content_7e_LT_7e_Gliederung_20_1" style:display-name="Title and Content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Times New Roman1" style:font-family-complex="'Times New Roman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1" style:display-name="Title Only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itle_20_Only_7e_LT_7e_Hintergrund" style:display-name="Title Only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lank_7e_LT_7e_Gliederung_20_1" style:display-name="Blank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Blank_7e_LT_7e_Notizen" style:display-name="Blank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lank_7e_LT_7e_Hintergrund" style:display-name="Blank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22:35:19.953959964</meta:creation-date>
    <dc:date>2023-05-14T14:25:40.242817575</dc:date>
    <meta:editing-duration>PT2M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228" meta:character-count="1804" meta:non-whitespace-character-count="1574"/>
  </office:meta>
</office:document-meta>
</file>